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950e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3pt" style:font-style-asian="normal" style:font-weight-asian="normal" style:font-family-complex="'Lohit Hindi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3pt" style:font-style-asian="normal" style:font-weight-asian="normal" style:font-family-complex="'Lohit Hindi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01cm" svg:height="1.2cm" svg:x="14.947cm" svg:y="1.277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0.701cm" svg:x="13.146cm" svg:y="3.877cm">
          <text:p text:style-name="P1"><text:span text:style-name="T1">C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cm" svg:height="0.701cm" svg:x="14.446cm" svg:y="2.826cm">
          <text:p text:style-name="P1"><text:span text:style-name="T1">T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01cm" svg:height="0.701cm" svg:x="16.346cm" svg:y="2.826cm">
          <text:p text:style-name="P1"><text:span text:style-name="T1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301cm" svg:height="0.701cm" svg:x="17.847cm" svg:y="2.826cm">
          <text:p text:style-name="P1"><text:span text:style-name="T2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01cm" svg:height="0.701cm" svg:x="15.247cm" svg:y="3.877cm">
          <text:p text:style-name="P1"><text:span text:style-name="T1">C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6cm" svg:x="17.247cm" svg:y="3.877cm">
          <text:p text:style-name="P1"><text:span text:style-name="T1">C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02cm" svg:height="0.701cm" svg:x="12.844cm" svg:y="2.826cm">
          <text:p text:style-name="P1"><text:span text:style-name="T1">T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01cm" svg:height="1.2cm" svg:x="14.946cm" svg:y="1.276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01cm" svg:height="1.2cm" svg:x="4.135cm" svg:y="1.486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cm" svg:height="1.6cm" svg:x="1.336cm" svg:y="3.186cm">
          <text:p text:style-name="P4"><text:span text:style-name="T3">chunksever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1.5cm" svg:height="0.5cm" svg:x="1.936cm" svg:y="3.886cm">
          <text:p text:style-name="P4"><text:span text:style-name="T3">chunk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.5cm" svg:height="1.6cm" svg:x="5.236cm" svg:y="3.186cm">
          <text:p text:style-name="P4"><text:span text:style-name="T3">chunksever1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3.436cm" svg:y1="4.136cm" svg:x2="5.236cm" svg:y2="3.986cm" draw:start-shape="id1" draw:start-glue-point="1" draw:end-shape="id2" draw:end-glue-point="3" svg:d="m3436 4136c1350 0 450-150 1800-150" svg:viewBox="0 0 1801 151">
          <text:p/>
        </draw:connector>
        <draw:custom-shape draw:style-name="gr2" draw:text-style-name="P2" draw:layer="layout" svg:width="1.408cm" svg:height="0.742cm" svg:x="3.75cm" svg:y="7.012cm">
          <text:p text:style-name="P1"><text:span text:style-name="T1">C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1.6cm" svg:x="5.155cm" svg:y="5.142cm">
          <text:p text:style-name="P4"><text:span text:style-name="T3">chunksever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2.5cm" svg:height="1.6cm" svg:x="1.372cm" svg:y="5.064cm">
          <text:p text:style-name="P4"><text:span text:style-name="T3">chunksever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0.5cm" svg:x="5.586cm" svg:y="5.895cm">
          <text:p text:style-name="P4"><text:span text:style-name="T3">chunk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0.5cm" svg:x="1.882cm" svg:y="5.737cm">
          <text:p text:style-name="P4"><text:span text:style-name="T3">chunk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01cm" svg:height="1.2cm" svg:x="3.647cm" svg:y="9.45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17cm" svg:height="1.815cm" svg:x="1.769cm" svg:y="11.07cm">
          <text:p text:style-name="P4"><text:span text:style-name="T3">tablet-server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2.465cm" svg:height="1.764cm" svg:x="5.843cm" svg:y="10.869cm">
          <text:p text:style-name="P4"><text:span text:style-name="T3">tablet-serve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" draw:id="id3" draw:layer="layout" svg:width="1.506cm" svg:height="0.906cm" svg:x="2.253cm" svg:y="11.768cm">
          <text:p text:style-name="P4"><text:span text:style-name="T3">tablet0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3.759cm" svg:y1="12.221cm" svg:x2="5.843cm" svg:y2="11.751cm" draw:start-shape="id3" draw:start-glue-point="1" draw:end-shape="id4" draw:end-glue-point="3" svg:d="m3759 12221c1563 0 521-470 2084-470" svg:viewBox="0 0 2085 471">
          <text:p/>
        </draw:connector>
        <draw:custom-shape draw:style-name="gr3" draw:text-style-name="P2" draw:layer="layout" svg:width="2.741cm" svg:height="0.535cm" svg:x="3.526cm" svg:y="13.853cm">
          <text:p text:style-name="P1"><text:span text:style-name="T1">zonemas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41cm" svg:height="0.535cm" svg:x="3.559cm" svg:y="1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741cm" svg:height="0.535cm" svg:x="3.715cm" svg:y="14.8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41cm" svg:height="0.535cm" svg:x="3.892cm" svg:y="14.961cm">
          <text:p text:style-name="P1"><text:span text:style-name="T1">location prox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2="1" draw:dots2-length="0.424cm" draw:distance="0.31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ng </meta:initial-creator>
    <meta:creation-date>2014-02-18T10:44:49</meta:creation-date>
    <dc:date>2014-02-18T14:10:27</dc:date>
    <dc:creator>jing </dc:creator>
    <meta:editing-duration>PT2H54M39S</meta:editing-duration>
    <meta:editing-cycles>12</meta:editing-cycles>
    <meta:generator>LibreOffice/3.5$Linux_x86 LibreOffice_project/350m1$Build-2</meta:generator>
    <meta:document-statistic meta:object-count="28"/>
  </office:meta>
</office:document-meta>
</file>